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7.7787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Φύλλο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float" office:value="2320" table:style-name="ce1">
            <text:p>2320</text:p>
          </table:table-cell>
          <table:table-cell office:value-type="string" table:style-name="ce1">
            <text:p>Σύνολο γραμμών</text:p>
          </table:table-cell>
          <table:table-cell table:number-columns-repeated="16382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Διόρθωση αγκυλών</text:p>
          </table:table-cell>
          <table:table-cell table:number-columns-repeated="16382"/>
        </table:table-row>
        <table:table-row table:style-name="ro1">
          <table:table-cell office:value-type="float" office:value="734" table:formula="msoxl:=A2*2" table:style-name="ce1">
            <text:p>734</text:p>
          </table:table-cell>
          <table:table-cell office:value-type="string" table:style-name="ce1">
            <text:p>Διόρθωση αγκυλών</text:p>
          </table:table-cell>
          <table:table-cell table:number-columns-repeated="16382"/>
        </table:table-row>
        <table:table-row table:style-name="ro1">
          <table:table-cell office:value-type="float" office:value="1586" table:formula="msoxl:=A1-A3" table:style-name="ce3">
            <text:p>1586</text:p>
          </table:table-cell>
          <table:table-cell office:value-type="string" table:style-name="ce1">
            <text:p>Πραγματικές γραμμές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Τυπική αναλογία γραμμών ανά ημέρα</text:p>
          </table:table-cell>
          <table:table-cell table:number-columns-repeated="16382"/>
        </table:table-row>
        <table:table-row table:style-name="ro1">
          <table:table-cell office:value-type="float" office:value="226.57142857142858" table:formula="msoxl:=A4/A5" table:style-name="ce2">
            <text:p>226,57</text:p>
          </table:table-cell>
          <table:table-cell office:value-type="string" table:style-name="ce1">
            <text:p>Ημέρες εργασίας</text:p>
          </table:table-cell>
          <table:table-cell table:number-columns-repeated="16382"/>
        </table:table-row>
        <table:table-row table:style-name="ro1">
          <table:table-cell office:value-type="float" office:value="10.573333333333332" table:formula="msoxl:=A6*(7/5)/30" table:style-name="ce4">
            <text:p>10,57</text:p>
          </table:table-cell>
          <table:table-cell office:value-type="string" table:style-name="ce1">
            <text:p>Μήνες εργασίας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Φύλλο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Φύλλο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Νικόλαος Χαβαράνης</meta:initial-creator>
    <dc:creator>Νικόλαος Χαβαράνης</dc:creator>
    <meta:creation-date>2012-02-03T08:37:24Z</meta:creation-date>
    <dc:date>2012-07-31T07:38:24Z</dc:date>
  </office:meta>
</office:document-meta>
</file>